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" style:family="graphic">
      <style:graphic-properties loext:decorative="false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99cm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>
      <style:graphic-properties draw:textarea-vertical-align="middle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4.5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1cm" fo:min-width="3.321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9" style:family="graphic" style:parent-style-name="standard">
      <style:graphic-properties draw:stroke="solid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  <style:text-properties fo:color="#3465a4" loext:opacity="100%"/>
    </style:style>
    <style:style style:name="P13" style:family="paragraph">
      <loext:graphic-properties draw:fill="none" draw:fill-color="#ffffff"/>
      <style:paragraph-properties fo:text-align="center"/>
      <style:text-properties fo:color="#3465a4" loext:opacity="100%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" draw:text-style-name="P1" draw:layer="layout" svg:width="2.221cm" svg:height="1.301cm" svg:x="5.428cm" svg:y="4.485cm" svg:viewBox="0 0 2222 1302" svg:d="M0 1302c629 0 1615-411 2040-682s0-620-215-620z">
            <text:p/>
          </draw:path>
          <draw:g draw:style-name="gr3">
            <draw:polygon draw:style-name="gr4" draw:text-style-name="P2" draw:layer="layout" svg:width="1.288cm" svg:height="3.223cm" svg:x="4.139cm" svg:y="2.563cm" svg:viewBox="0 0 1289 3224" draw:points="0,2480 0,0 1289,744 1289,3224">
              <text:p/>
            </draw:polygon>
            <draw:polygon draw:style-name="gr5" draw:text-style-name="P3" draw:layer="layout" svg:width="1.824cm" svg:height="3.533cm" svg:x="5.428cm" svg:y="2.253cm" svg:viewBox="0 0 1825 3534" draw:points="0,3534 0,1054 1825,0 1825,2480">
              <text:p/>
            </draw:polygon>
            <draw:polygon draw:style-name="gr6" draw:text-style-name="P4" draw:layer="layout" svg:width="3.113cm" svg:height="1.797cm" svg:x="4.139cm" svg:y="1.509cm" svg:viewBox="0 0 3114 1798" draw:points="1289,1798 0,1054 1825,0 3114,744">
              <text:p/>
            </draw:polygon>
            <draw:polygon draw:style-name="gr7" draw:text-style-name="P5" draw:layer="layout" svg:width="3.113cm" svg:height="4.277cm" svg:x="4.139cm" svg:y="1.509cm" svg:viewBox="0 0 3114 4278" draw:points="0,3534 0,1054 1825,0 3114,744 3114,3224 1289,4278">
              <text:p/>
            </draw:polygon>
            <draw:line draw:style-name="gr8" draw:text-style-name="P6" draw:layer="layout" svg:x1="5.212cm" svg:y1="5.167cm" svg:x2="4.353cm" svg:y2="4.671cm">
              <text:p/>
            </draw:line>
            <draw:line draw:style-name="gr9" draw:text-style-name="P6" draw:layer="layout" svg:x1="5.212cm" svg:y1="5.415cm" svg:x2="4.353cm" svg:y2="4.919cm">
              <text:p/>
            </draw:line>
            <draw:line draw:style-name="gr10" draw:text-style-name="P6" draw:layer="layout" svg:x1="5.212cm" svg:y1="5.291cm" svg:x2="4.353cm" svg:y2="4.795cm">
              <text:p/>
            </draw:line>
            <draw:polyline draw:style-name="gr11" draw:text-style-name="P6" draw:layer="layout" svg:width="1.072cm" svg:height="0.743cm" svg:x="4.246cm" svg:y="2.935cm" svg:viewBox="0 0 1073 744" draw:points="1073,744 0,124 0,0">
              <text:p/>
            </draw:polyline>
            <draw:polyline draw:style-name="gr12" draw:text-style-name="P6" draw:layer="layout" svg:width="1.054cm" svg:height="0.746cm" svg:x="4.265cm" svg:y="2.932cm" svg:viewBox="0 0 1055 747" draw:points="1055,747 1055,623 0,0">
              <text:p/>
            </draw:polyline>
            <draw:polygon draw:style-name="gr13" draw:text-style-name="P7" draw:layer="layout" svg:width="0.125cm" svg:height="0.218cm" svg:x="4.644cm" svg:y="4.172cm" svg:viewBox="0 0 126 219" draw:points="0,146 0,0 126,73 126,219">
              <text:p/>
            </draw:polygon>
            <draw:line draw:style-name="gr14" draw:text-style-name="P6" draw:layer="layout" svg:x1="5.212cm" svg:y1="5.043cm" svg:x2="4.353cm" svg:y2="4.547cm">
              <text:p/>
            </draw:line>
          </draw:g>
          <draw:frame draw:style-name="gr15" draw:text-style-name="P9" draw:layer="layout" svg:width="7.674cm" svg:height="1.673cm" svg:x="7.931cm" svg:y="2.915cm">
            <draw:text-box>
              <text:p text:style-name="P8">Central server</text:p>
              <text:p text:style-name="P8">(self hosted Ubuntu)</text:p>
            </draw:text-box>
          </draw:frame>
        </draw:g>
        <draw:g draw:style-name="gr1" xml:id="id1" draw:id="id1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6" draw:text-style-name="P1" draw:layer="layout" svg:width="1.131cm" svg:height="0.867cm" svg:x="5.307cm" svg:y="12.452cm" svg:viewBox="0 0 1132 868" svg:d="M0 868c337 0 645-186 967-372 323-186 107-496-108-496 13 27-859 868-859 868z">
            <text:p/>
          </draw:path>
          <draw:g draw:style-name="gr3">
            <draw:polygon draw:style-name="gr17" draw:text-style-name="P4" draw:layer="layout" svg:width="1.609cm" svg:height="0.929cm" svg:x="4.556cm" svg:y="10.53cm" svg:viewBox="0 0 1610 930" draw:points="322,930 0,744 1289,0 1610,186">
              <text:p/>
            </draw:polygon>
            <draw:polygon draw:style-name="gr18" draw:text-style-name="P7" draw:layer="layout" svg:width="0.122cm" svg:height="0.283cm" svg:x="4.678cm" svg:y="11.573cm" svg:viewBox="0 0 123 284" draw:points="0,213 0,0 123,71 123,284">
              <text:p/>
            </draw:polygon>
            <draw:polygon draw:style-name="gr19" draw:text-style-name="P2" draw:layer="layout" svg:width="0.537cm" svg:height="0.433cm" svg:x="4.769cm" svg:y="12.886cm" svg:viewBox="0 0 538 434" draw:points="0,124 0,0 538,310 538,434">
              <text:p/>
            </draw:polygon>
            <draw:polygon draw:style-name="gr20" draw:text-style-name="P2" draw:layer="layout" svg:width="0.321cm" svg:height="2.045cm" svg:x="4.556cm" svg:y="11.274cm" svg:viewBox="0 0 322 2046" draw:points="0,1860 0,0 322,186 322,2046">
              <text:p/>
            </draw:polygon>
            <draw:polygon draw:style-name="gr21" draw:text-style-name="P10" draw:layer="layout" svg:width="0.753cm" svg:height="0.557cm" svg:x="5.306cm" svg:y="12.762cm" svg:viewBox="0 0 754 558" draw:points="1,558 0,434 753,0 754,124">
              <text:p/>
            </draw:polygon>
            <draw:polygon draw:style-name="gr22" draw:text-style-name="P4" draw:layer="layout" svg:width="0.965cm" svg:height="0.557cm" svg:x="5.093cm" svg:y="12.638cm" svg:viewBox="0 0 966 558" draw:points="214,558 0,434 752,0 966,124">
              <text:p/>
            </draw:polygon>
            <draw:polygon draw:style-name="gr23" draw:text-style-name="P3" draw:layer="layout" svg:width="1.288cm" svg:height="2.603cm" svg:x="4.877cm" svg:y="10.716cm" svg:viewBox="0 0 1289 2604" draw:points="0,2604 0,744 1289,0 1289,1860">
              <text:p/>
            </draw:polygon>
            <draw:polygon draw:style-name="gr24" draw:text-style-name="P5" draw:layer="layout" svg:width="1.609cm" svg:height="2.789cm" svg:x="4.556cm" svg:y="10.53cm" svg:viewBox="0 0 1610 2790" draw:points="0,2604 0,744 1289,0 1610,186 1610,2046 1396,2170 1503,2232 1503,2356 751,2790 537,2666 322,2790">
              <text:p/>
            </draw:polygon>
            <draw:polygon draw:style-name="gr25" draw:text-style-name="P11" draw:layer="layout" svg:width="0.106cm" svg:height="0.185cm" svg:x="4.663cm" svg:y="12.142cm" svg:viewBox="0 0 107 186" draw:points="0,124 0,0 107,62 107,186">
              <text:p/>
            </draw:polygon>
          </draw:g>
        </draw:g>
        <draw:g draw:style-name="gr1" xml:id="id2" draw:id="id2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26" draw:text-style-name="P1" draw:layer="layout" svg:width="0.83cm" svg:height="0.492cm" svg:x="3.725cm" svg:y="18.566cm" svg:viewBox="0 0 831 493" svg:d="M0 493c101 0 759-356 806-384 47-27 26-109-47-109z">
            <text:p/>
          </draw:path>
          <draw:g draw:style-name="gr3">
            <draw:polygon draw:style-name="gr27" draw:text-style-name="P2" draw:layer="layout" svg:width="0.758cm" svg:height="0.519cm" svg:x="2.587cm" svg:y="18.757cm" svg:viewBox="0 0 759 520" draw:points="0,82 0,0 759,438 759,520">
              <text:p/>
            </draw:polygon>
            <draw:polygon draw:style-name="gr28" draw:text-style-name="P4" draw:layer="layout" svg:width="1.896cm" svg:height="1.094cm" svg:x="2.587cm" svg:y="18.1cm" svg:viewBox="0 0 1897 1095" draw:points="759,1095 0,657 1138,0 1897,438">
              <text:p/>
            </draw:polygon>
            <draw:polygon draw:style-name="gr29" draw:text-style-name="P10" draw:layer="layout" svg:width="1.137cm" svg:height="0.738cm" svg:x="3.346cm" svg:y="18.538cm" svg:viewBox="0 0 1138 739" draw:points="0,739 0,657 1138,0 1138,82">
              <text:p/>
            </draw:polygon>
            <draw:polygon draw:style-name="gr30" draw:text-style-name="P4" draw:layer="layout" svg:width="1.801cm" svg:height="1.039cm" svg:x="2.634cm" svg:y="18.1cm" svg:viewBox="0 0 1802 1040" draw:points="759,1040 0,602 1043,0 1802,438">
              <text:p/>
            </draw:polygon>
            <draw:polygon draw:style-name="gr31" draw:text-style-name="P5" draw:layer="layout" svg:width="1.896cm" svg:height="1.176cm" svg:x="2.587cm" svg:y="18.1cm" svg:viewBox="0 0 1897 1177" draw:points="1138,0 1897,438 1897,520 759,1177 0,739 0,657 47,630 47,602 1090,0">
              <text:p/>
            </draw:polygon>
          </draw:g>
        </draw:g>
        <draw:g draw:style-name="gr1" xml:id="id4" draw:id="id4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32" draw:text-style-name="P1" draw:layer="layout" svg:width="0.83cm" svg:height="0.492cm" svg:x="7.38cm" svg:y="18.566cm" svg:viewBox="0 0 831 493" svg:d="M0 493c101 0 759-356 806-384 47-27 26-109-47-109z">
            <text:p/>
          </draw:path>
          <draw:g draw:style-name="gr3">
            <draw:polygon draw:style-name="gr33" draw:text-style-name="P2" draw:layer="layout" svg:width="0.758cm" svg:height="0.519cm" svg:x="6.242cm" svg:y="18.757cm" svg:viewBox="0 0 759 520" draw:points="0,82 0,0 759,438 759,520">
              <text:p/>
            </draw:polygon>
            <draw:polygon draw:style-name="gr34" draw:text-style-name="P4" draw:layer="layout" svg:width="1.896cm" svg:height="1.094cm" svg:x="6.242cm" svg:y="18.1cm" svg:viewBox="0 0 1897 1095" draw:points="759,1095 0,657 1138,0 1897,438">
              <text:p/>
            </draw:polygon>
            <draw:polygon draw:style-name="gr35" draw:text-style-name="P10" draw:layer="layout" svg:width="1.137cm" svg:height="0.738cm" svg:x="7.001cm" svg:y="18.538cm" svg:viewBox="0 0 1138 739" draw:points="0,739 0,657 1138,0 1138,82">
              <text:p/>
            </draw:polygon>
            <draw:polygon draw:style-name="gr36" draw:text-style-name="P4" draw:layer="layout" svg:width="1.801cm" svg:height="1.039cm" svg:x="6.29cm" svg:y="18.1cm" svg:viewBox="0 0 1802 1040" draw:points="759,1040 0,602 1043,0 1802,438">
              <text:p/>
            </draw:polygon>
            <draw:polygon draw:style-name="gr37" draw:text-style-name="P5" draw:layer="layout" svg:width="1.896cm" svg:height="1.176cm" svg:x="6.242cm" svg:y="18.1cm" svg:viewBox="0 0 1897 1177" draw:points="1138,0 1897,438 1897,520 759,1177 0,739 0,657 47,630 47,602 1090,0">
              <text:p/>
            </draw:polygon>
          </draw:g>
        </draw:g>
        <draw:g draw:style-name="gr1" xml:id="id3" draw:id="id3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38" draw:text-style-name="P1" draw:layer="layout" svg:width="0.83cm" svg:height="0.492cm" svg:x="5.412cm" svg:y="19.972cm" svg:viewBox="0 0 831 493" svg:d="M0 493c101 0 759-356 806-384 47-27 26-109-47-109z">
            <text:p/>
          </draw:path>
          <draw:g draw:style-name="gr3">
            <draw:polygon draw:style-name="gr39" draw:text-style-name="P2" draw:layer="layout" svg:width="0.758cm" svg:height="0.519cm" svg:x="4.274cm" svg:y="20.164cm" svg:viewBox="0 0 759 520" draw:points="0,82 0,0 759,438 759,520">
              <text:p/>
            </draw:polygon>
            <draw:polygon draw:style-name="gr40" draw:text-style-name="P4" draw:layer="layout" svg:width="1.896cm" svg:height="1.094cm" svg:x="4.274cm" svg:y="19.507cm" svg:viewBox="0 0 1897 1095" draw:points="759,1095 0,657 1138,0 1897,438">
              <text:p/>
            </draw:polygon>
            <draw:polygon draw:style-name="gr41" draw:text-style-name="P10" draw:layer="layout" svg:width="1.137cm" svg:height="0.738cm" svg:x="5.033cm" svg:y="19.945cm" svg:viewBox="0 0 1138 739" draw:points="0,739 0,657 1138,0 1138,82">
              <text:p/>
            </draw:polygon>
            <draw:polygon draw:style-name="gr42" draw:text-style-name="P4" draw:layer="layout" svg:width="1.801cm" svg:height="1.039cm" svg:x="4.322cm" svg:y="19.507cm" svg:viewBox="0 0 1802 1040" draw:points="759,1040 0,602 1043,0 1802,438">
              <text:p/>
            </draw:polygon>
            <draw:polygon draw:style-name="gr43" draw:text-style-name="P5" draw:layer="layout" svg:width="1.896cm" svg:height="1.176cm" svg:x="4.274cm" svg:y="19.507cm" svg:viewBox="0 0 1897 1177" draw:points="1138,0 1897,438 1897,520 759,1177 0,739 0,657 47,630 47,602 1090,0">
              <text:p/>
            </draw:polygon>
          </draw:g>
        </draw:g>
        <draw:connector draw:style-name="gr44" draw:text-style-name="P8" draw:layer="layout" svg:x1="5.497cm" svg:y1="10.53cm" svg:x2="5.399cm" svg:y2="4.321cm" draw:start-shape="id1" svg:d="M5497 10530v-3364h-98v-2845" svg:viewBox="0 0 99 6210">
          <text:p/>
        </draw:connector>
        <draw:connector draw:style-name="gr44" draw:text-style-name="P8" draw:layer="layout" svg:x1="3.571cm" svg:y1="18.1cm" svg:x2="4.556cm" svg:y2="11.925cm" draw:start-shape="id2" draw:end-shape="id1" draw:end-glue-point="3" svg:d="M3571 18100v-6175h985" svg:viewBox="0 0 986 6176">
          <text:p/>
        </draw:connector>
        <draw:connector draw:style-name="gr44" draw:text-style-name="P8" draw:layer="layout" svg:x1="5.258cm" svg:y1="19.507cm" svg:x2="5.497cm" svg:y2="13.32cm" draw:start-shape="id3" draw:start-glue-point="0" draw:end-shape="id1" svg:d="M5258 19507v-3093h239v-3094" svg:viewBox="0 0 240 6188">
          <text:p/>
        </draw:connector>
        <draw:connector draw:style-name="gr44" draw:text-style-name="P8" draw:layer="layout" svg:x1="7.226cm" svg:y1="18.1cm" svg:x2="5.497cm" svg:y2="13.32cm" draw:start-shape="id4" draw:start-glue-point="0" draw:end-shape="id1" svg:d="M7226 18100v-2389h-1729v-2391" svg:viewBox="0 0 1730 4781">
          <text:p/>
        </draw:connector>
        <draw:frame draw:style-name="gr45" draw:text-style-name="P13" draw:layer="layout" svg:width="6.165cm" svg:height="1.673cm" svg:x="5.681cm" svg:y="7.969cm">
          <draw:text-box>
            <text:p text:style-name="P12"><text:span text:style-name="T1">Celluar communication</text:span></text:p>
          </draw:text-box>
        </draw:frame>
        <draw:frame draw:style-name="gr46" draw:text-style-name="P9" draw:layer="layout" svg:width="6.332cm" svg:height="3.095cm" svg:x="6.733cm" svg:y="11.351cm">
          <draw:text-box>
            <text:p text:style-name="P8">Edge gateway</text:p>
            <text:p text:style-name="P8">(InGateway902)</text:p>
          </draw:text-box>
        </draw:frame>
        <draw:frame draw:style-name="gr47" draw:text-style-name="P9" draw:layer="layout" svg:width="3.821cm" svg:height="2.384cm" svg:x="9.001cm" svg:y="17.652cm">
          <draw:text-box>
            <text:p text:style-name="P8">Edge devices</text:p>
            <text:p text:style-name="P8">(ESP32)</text:p>
          </draw:text-box>
        </draw:frame>
        <draw:frame draw:style-name="gr48" draw:text-style-name="P13" draw:layer="layout" svg:width="6.642cm" svg:height="0.962cm" svg:x="8.01cm" svg:y="15.605cm">
          <draw:text-box>
            <text:p text:style-name="P12"><text:span text:style-name="T1">Wireless access point</text:span></text:p>
          </draw:text-box>
        </draw:frame>
        <draw:frame draw:style-name="gr49" draw:text-style-name="P14" draw:layer="layout" svg:width="10.065cm" svg:height="1.673cm" svg:x="10.525cm" svg:y="24.177cm">
          <draw:text-box>
            <text:p>Smart Springfield Network Design</text:p>
            <text:p>Drawn by: Daan Eggen</text:p>
          </draw:text-box>
        </draw:frame>
        <draw:g draw:style-name="gr1" xml:id="id5" draw:id="id5">
          <draw:glue-point draw:id="4" svg:x="-5cm" svg:y="3.25cm"/>
          <draw:glue-point draw:id="5" svg:x="-5cm" svg:y="1.5cm"/>
          <draw:glue-point draw:id="6" svg:x="-1.5cm" svg:y="5cm"/>
          <draw:glue-point draw:id="7" svg:x="-3cm" svg:y="3.75cm"/>
          <draw:glue-point draw:id="8" svg:x="1cm" svg:y="3.75cm"/>
          <draw:glue-point draw:id="9" svg:x="3.5cm" svg:y="2.5cm"/>
          <draw:glue-point draw:id="10" svg:x="3.5cm" svg:y="0.75cm"/>
          <draw:glue-point draw:id="11" svg:x="1.5cm" svg:y="-0.25cm"/>
          <draw:glue-point draw:id="12" svg:x="-3.5cm" svg:y="4cm"/>
          <draw:path draw:style-name="gr50" draw:text-style-name="P1" draw:layer="layout" svg:width="0.937cm" svg:height="0.583cm" svg:x="3.162cm" svg:y="21.901cm" svg:viewBox="0 0 938 584" svg:d="M0 584c198 0 938-209 938-375 0-167-72-209-216-209 0 125-722 417-722 584z">
            <text:p/>
          </draw:path>
          <draw:g draw:style-name="gr3">
            <draw:polygon draw:style-name="gr51" draw:text-style-name="P3" draw:layer="layout" svg:width="0.721cm" svg:height="0.708cm" svg:x="3.162cm" svg:y="21.776cm" svg:viewBox="0 0 722 709" draw:points="0,709 0,417 722,0 722,292">
              <text:p/>
            </draw:polygon>
            <draw:polygon draw:style-name="gr52" draw:text-style-name="P4" draw:layer="layout" svg:width="1.226cm" svg:height="0.708cm" svg:x="2.657cm" svg:y="21.483cm" svg:viewBox="0 0 1227 709" draw:points="505,709 0,417 722,0 1227,292">
              <text:p/>
            </draw:polygon>
            <draw:polygon draw:style-name="gr53" draw:text-style-name="P2" draw:layer="layout" svg:width="0.504cm" svg:height="0.583cm" svg:x="2.657cm" svg:y="21.901cm" svg:viewBox="0 0 505 584" draw:points="0,292 0,0 505,292 505,584">
              <text:p/>
            </draw:polygon>
            <draw:polygon draw:style-name="gr54" draw:text-style-name="P5" draw:layer="layout" svg:width="1.226cm" svg:height="1.001cm" svg:x="2.657cm" svg:y="21.483cm" svg:viewBox="0 0 1227 1002" draw:points="0,709 0,417 722,0 1227,292 1227,584 505,1002">
              <text:p/>
            </draw:polygon>
            <draw:polygon draw:style-name="gr55" draw:text-style-name="P15" draw:layer="layout" svg:width="0.071cm" svg:height="1.001cm" svg:x="3.234cm" svg:y="20.816cm" svg:viewBox="0 0 72 1002" draw:points="0,1002 0,0 72,0 72,1002">
              <text:p/>
            </draw:polygon>
            <draw:polygon draw:style-name="gr56" draw:text-style-name="P16" draw:layer="layout" svg:width="0.071cm" svg:height="0.166cm" svg:x="2.946cm" svg:y="22.151cm" svg:viewBox="0 0 72 167" draw:points="0,125 0,0 72,42 72,167">
              <text:p/>
            </draw:polygon>
          </draw:g>
        </draw:g>
        <draw:g draw:style-name="gr1" xml:id="id6" draw:id="id6">
          <draw:glue-point draw:id="4" svg:x="2.694cm" svg:y="1.363cm"/>
          <draw:glue-point draw:id="5" svg:x="2.694cm" svg:y="-2.272cm"/>
          <draw:glue-point draw:id="6" svg:x="1.156cm" svg:y="-2.878cm"/>
          <draw:glue-point draw:id="7" svg:x="-0.382cm" svg:y="-4.09cm"/>
          <draw:glue-point draw:id="8" svg:x="-1.92cm" svg:y="4.393cm"/>
          <draw:glue-point draw:id="9" svg:x="1.156cm" svg:y="4.393cm"/>
          <draw:glue-point draw:id="10" svg:x="2.694cm" svg:y="3.787cm"/>
          <draw:glue-point draw:id="11" svg:x="-2.69cm" svg:y="-5cm"/>
          <draw:glue-point draw:id="12" svg:x="-4.997cm" svg:y="3.484cm"/>
          <draw:path draw:style-name="gr57" draw:text-style-name="P1" draw:layer="layout" svg:width="0.653cm" svg:height="0.539cm" svg:x="5.426cm" svg:y="23.002cm" svg:viewBox="0 0 654 540" svg:d="M0 540c256 0 654-54 654-270s-187-270-281-270c0 162-373 323-373 540z">
            <text:p/>
          </draw:path>
          <draw:g draw:style-name="gr3">
            <draw:polygon draw:style-name="gr58" draw:text-style-name="P3" draw:layer="layout" svg:width="0.372cm" svg:height="1.241cm" svg:x="5.426cm" svg:y="22.3cm" svg:viewBox="0 0 373 1242" draw:points="0,1242 0,216 373,0 373,1026">
              <text:p/>
            </draw:polygon>
            <draw:polygon draw:style-name="gr59" draw:text-style-name="P4" draw:layer="layout" svg:width="0.56cm" svg:height="0.323cm" svg:x="4.865cm" svg:y="21.76cm" svg:viewBox="0 0 561 324" draw:points="561,216 373,324 280,324 0,162 0,108 187,0 280,0 561,162">
              <text:p/>
            </draw:polygon>
            <draw:polygon draw:style-name="gr60" draw:text-style-name="P2" draw:layer="layout" svg:width="0.186cm" svg:height="1.133cm" svg:x="5.238cm" svg:y="22.408cm" svg:viewBox="0 0 187 1134" draw:points="0,1026 0,0 187,108 187,1134">
              <text:p/>
            </draw:polygon>
            <draw:polygon draw:style-name="gr61" draw:text-style-name="P16" draw:layer="layout" svg:width="0.092cm" svg:height="0.215cm" svg:x="5.052cm" svg:y="22.732cm" svg:viewBox="0 0 93 216" draw:points="0,162 0,0 93,54 93,216">
              <text:p/>
            </draw:polygon>
            <draw:polygon draw:style-name="gr62" draw:text-style-name="P7" draw:layer="layout" svg:width="0.092cm" svg:height="0.215cm" svg:x="5.052cm" svg:y="22.138cm" svg:viewBox="0 0 93 216" draw:points="0,162 0,0 93,54 93,216">
              <text:p/>
            </draw:polygon>
            <draw:polygon draw:style-name="gr63" draw:text-style-name="P2" draw:layer="layout" svg:width="0.092cm" svg:height="1.349cm" svg:x="5.145cm" svg:y="22.084cm" svg:viewBox="0 0 93 1350" draw:points="0,1350 0,0 93,0 93,1350">
              <text:p/>
            </draw:polygon>
            <draw:polygon draw:style-name="gr64" draw:text-style-name="P2" draw:layer="layout" svg:width="0.279cm" svg:height="1.511cm" svg:x="4.865cm" svg:y="21.922cm" svg:viewBox="0 0 280 1512" draw:points="0,1350 0,0 280,162 280,1512">
              <text:p/>
            </draw:polygon>
            <draw:polygon draw:style-name="gr65" draw:text-style-name="P4" draw:layer="layout" svg:width="0.56cm" svg:height="0.485cm" svg:x="5.238cm" svg:y="22.03cm" svg:viewBox="0 0 561 486" draw:points="187,486 0,378 187,270 187,0 561,216 561,270">
              <text:p/>
            </draw:polygon>
            <draw:polygon draw:style-name="gr66" draw:text-style-name="P3" draw:layer="layout" svg:width="0.186cm" svg:height="0.431cm" svg:x="5.238cm" svg:y="21.976cm" svg:viewBox="0 0 187 432" draw:points="0,432 0,108 187,0 187,324">
              <text:p/>
            </draw:polygon>
            <draw:polyline draw:style-name="gr67" draw:text-style-name="P6" draw:layer="layout" svg:width="0.56cm" svg:height="0.269cm" svg:x="4.865cm" svg:y="22.948cm" svg:viewBox="0 0 561 270" draw:points="561,270 373,162 280,162 0,0">
              <text:p/>
            </draw:polyline>
            <draw:polyline draw:style-name="gr68" draw:text-style-name="P6" draw:layer="layout" svg:width="0.56cm" svg:height="0.269cm" svg:x="4.865cm" svg:y="22.732cm" svg:viewBox="0 0 561 270" draw:points="561,270 373,162 280,162 0,0">
              <text:p/>
            </draw:polyline>
            <draw:polygon draw:style-name="gr69" draw:text-style-name="P5" draw:layer="layout" svg:width="0.933cm" svg:height="1.781cm" svg:x="4.865cm" svg:y="21.76cm" svg:viewBox="0 0 934 1782" draw:points="373,1674 280,1674 0,1512 0,108 187,0 280,0 561,162 561,270 934,486 934,1566 561,1782">
              <text:p/>
            </draw:polygon>
          </draw:g>
        </draw:g>
        <draw:g draw:style-name="gr1" xml:id="id7" draw:id="id7">
          <draw:glue-point draw:id="4" svg:x="0.884cm" svg:y="-4.997cm"/>
          <draw:glue-point draw:id="5" svg:x="2.743cm" svg:y="-3.238cm"/>
          <draw:glue-point draw:id="6" svg:x="4.801cm" svg:y="-1.385cm"/>
          <draw:glue-point draw:id="7" svg:x="4.801cm" svg:y="-1.013cm"/>
          <draw:glue-point draw:id="8" svg:x="4.801cm" svg:y="-0.551cm"/>
          <draw:glue-point draw:id="9" svg:x="1.862cm" svg:y="2.22cm"/>
          <draw:glue-point draw:id="10" svg:x="-1.07cm" svg:y="4.997cm"/>
          <draw:glue-point draw:id="11" svg:x="-3.028cm" svg:y="3.144cm"/>
          <draw:glue-point draw:id="12" svg:x="-4.987cm" svg:y="1.291cm"/>
          <draw:glue-point draw:id="13" svg:x="-4.987cm" svg:y="0.923cm"/>
          <draw:glue-point draw:id="14" svg:x="-4.987cm" svg:y="0.551cm"/>
          <draw:glue-point draw:id="15" svg:x="-1.951cm" svg:y="-2.309cm"/>
          <draw:path draw:style-name="gr70" draw:text-style-name="P1" draw:layer="layout" svg:width="0.783cm" svg:height="0.471cm" svg:x="7.836cm" svg:y="21.8cm" svg:viewBox="0 0 784 472" svg:d="M0 472c51 0 782-397 782-418 0-22 14-54-37-54 0 32-764 364-745 472z">
            <text:p/>
          </draw:path>
          <draw:g draw:style-name="gr1">
            <draw:glue-point draw:id="4" svg:x="-0.996cm" svg:y="-4.997cm"/>
            <draw:glue-point draw:id="5" svg:x="-2.897cm" svg:y="-3.233cm"/>
            <draw:glue-point draw:id="6" svg:x="-4.998cm" svg:y="-1.291cm"/>
            <draw:glue-point draw:id="7" svg:x="-4.998cm" svg:y="-0.918cm"/>
            <draw:glue-point draw:id="8" svg:x="-4.998cm" svg:y="-0.551cm"/>
            <draw:glue-point draw:id="9" svg:x="-1.996cm" svg:y="2.215cm"/>
            <draw:glue-point draw:id="10" svg:x="0.996cm" svg:y="4.997cm"/>
            <draw:glue-point draw:id="11" svg:x="2.995cm" svg:y="3.144cm"/>
            <draw:glue-point draw:id="12" svg:x="4.998cm" svg:y="1.291cm"/>
            <draw:glue-point draw:id="13" svg:x="4.998cm" svg:y="0.918cm"/>
            <draw:glue-point draw:id="14" svg:x="4.998cm" svg:y="0.551cm"/>
            <draw:glue-point draw:id="15" svg:x="1.996cm" svg:y="-2.215cm"/>
            <draw:polygon draw:style-name="gr71" draw:text-style-name="P10" draw:layer="layout" svg:width="0.744cm" svg:height="0.516cm" svg:x="7.833cm" svg:y="21.755cm" svg:viewBox="0 0 745 517" draw:points="745,86 745,0 0,431 0,517">
              <text:p/>
            </draw:polygon>
            <draw:polygon draw:style-name="gr72" draw:text-style-name="P4" draw:layer="layout" svg:width="1.862cm" svg:height="1.076cm" svg:x="6.715cm" svg:y="21.109cm" svg:viewBox="0 0 1863 1077" draw:points="1118,1077 1863,646 745,0 0,431">
              <text:p/>
            </draw:polygon>
            <draw:polygon draw:style-name="gr73" draw:text-style-name="P2" draw:layer="layout" svg:width="1.117cm" svg:height="0.731cm" svg:x="6.715cm" svg:y="21.54cm" svg:viewBox="0 0 1118 732" draw:points="1118,732 1118,646 0,0 0,86">
              <text:p/>
            </draw:polygon>
            <draw:polygon draw:style-name="gr74" draw:text-style-name="P5" draw:layer="layout" svg:width="1.862cm" svg:height="1.162cm" svg:x="6.715cm" svg:y="21.109cm" svg:viewBox="0 0 1863 1163" draw:points="745,0 0,431 0,517 1118,1163 1863,732 1863,646">
              <text:p/>
            </draw:polygon>
            <draw:g draw:style-name="gr3">
              <draw:polygon draw:style-name="gr75" draw:text-style-name="P16" draw:layer="layout" svg:width="0.297cm" svg:height="0.171cm" svg:x="7.684cm" svg:y="21.992cm" svg:viewBox="0 0 298 172" draw:points="298,75 168,0 130,0 0,75 0,97 130,172 168,172 298,97">
                <text:p/>
              </draw:polygon>
              <draw:line draw:style-name="gr76" draw:text-style-name="P17" draw:layer="layout" svg:x1="7.964cm" svg:y1="22.1cm" svg:x2="7.796cm" svg:y2="22.003cm">
                <text:p/>
              </draw:line>
              <draw:line draw:style-name="gr77" draw:text-style-name="P17" draw:layer="layout" svg:x1="7.87cm" svg:y1="22.154cm" svg:x2="7.702cm" svg:y2="22.057cm">
                <text:p/>
              </draw:line>
            </draw:g>
            <draw:g draw:style-name="gr3">
              <draw:polygon draw:style-name="gr78" draw:text-style-name="P16" draw:layer="layout" svg:width="0.297cm" svg:height="0.171cm" svg:x="7.87cm" svg:y="21.884cm" svg:viewBox="0 0 298 172" draw:points="298,75 168,0 130,0 0,75 0,97 130,172 168,172 298,97">
                <text:p/>
              </draw:polygon>
              <draw:line draw:style-name="gr79" draw:text-style-name="P17" draw:layer="layout" svg:x1="8.15cm" svg:y1="21.992cm" svg:x2="7.982cm" svg:y2="21.895cm">
                <text:p/>
              </draw:line>
              <draw:line draw:style-name="gr80" draw:text-style-name="P17" draw:layer="layout" svg:x1="8.057cm" svg:y1="22.046cm" svg:x2="7.889cm" svg:y2="21.949cm">
                <text:p/>
              </draw:line>
            </draw:g>
            <draw:g draw:style-name="gr3">
              <draw:polygon draw:style-name="gr81" draw:text-style-name="P16" draw:layer="layout" svg:width="0.297cm" svg:height="0.171cm" svg:x="8.243cm" svg:y="21.669cm" svg:viewBox="0 0 298 172" draw:points="298,75 168,0 130,0 0,75 0,97 130,172 168,172 298,97">
                <text:p/>
              </draw:polygon>
              <draw:line draw:style-name="gr82" draw:text-style-name="P17" draw:layer="layout" svg:x1="8.523cm" svg:y1="21.777cm" svg:x2="8.355cm" svg:y2="21.68cm">
                <text:p/>
              </draw:line>
              <draw:line draw:style-name="gr83" draw:text-style-name="P17" draw:layer="layout" svg:x1="8.429cm" svg:y1="21.83cm" svg:x2="8.261cm" svg:y2="21.733cm">
                <text:p/>
              </draw:line>
            </draw:g>
            <draw:g draw:style-name="gr3">
              <draw:polygon draw:style-name="gr84" draw:text-style-name="P16" draw:layer="layout" svg:width="0.297cm" svg:height="0.171cm" svg:x="7.498cm" svg:y="21.884cm" svg:viewBox="0 0 298 172" draw:points="298,75 168,0 130,0 0,75 0,97 130,172 168,172 298,97">
                <text:p/>
              </draw:polygon>
              <draw:line draw:style-name="gr85" draw:text-style-name="P17" draw:layer="layout" svg:x1="7.777cm" svg:y1="21.992cm" svg:x2="7.609cm" svg:y2="21.895cm">
                <text:p/>
              </draw:line>
              <draw:line draw:style-name="gr86" draw:text-style-name="P17" draw:layer="layout" svg:x1="7.684cm" svg:y1="22.046cm" svg:x2="7.516cm" svg:y2="21.949cm">
                <text:p/>
              </draw:line>
            </draw:g>
            <draw:g draw:style-name="gr3">
              <draw:polygon draw:style-name="gr87" draw:text-style-name="P16" draw:layer="layout" svg:width="0.297cm" svg:height="0.171cm" svg:x="7.684cm" svg:y="21.776cm" svg:viewBox="0 0 298 172" draw:points="298,75 168,0 130,0 0,75 0,97 130,172 168,172 298,97">
                <text:p/>
              </draw:polygon>
              <draw:line draw:style-name="gr88" draw:text-style-name="P17" draw:layer="layout" svg:x1="7.964cm" svg:y1="21.884cm" svg:x2="7.796cm" svg:y2="21.787cm">
                <text:p/>
              </draw:line>
              <draw:line draw:style-name="gr89" draw:text-style-name="P17" draw:layer="layout" svg:x1="7.87cm" svg:y1="21.938cm" svg:x2="7.702cm" svg:y2="21.841cm">
                <text:p/>
              </draw:line>
            </draw:g>
            <draw:g draw:style-name="gr3">
              <draw:polygon draw:style-name="gr90" draw:text-style-name="P16" draw:layer="layout" svg:width="0.297cm" svg:height="0.171cm" svg:x="8.056cm" svg:y="21.561cm" svg:viewBox="0 0 298 172" draw:points="298,75 168,0 130,0 0,75 0,97 130,172 168,172 298,97">
                <text:p/>
              </draw:polygon>
              <draw:line draw:style-name="gr91" draw:text-style-name="P17" draw:layer="layout" svg:x1="8.336cm" svg:y1="21.669cm" svg:x2="8.168cm" svg:y2="21.572cm">
                <text:p/>
              </draw:line>
              <draw:line draw:style-name="gr92" draw:text-style-name="P17" draw:layer="layout" svg:x1="8.243cm" svg:y1="21.723cm" svg:x2="8.075cm" svg:y2="21.626cm">
                <text:p/>
              </draw:line>
            </draw:g>
            <draw:g draw:style-name="gr3">
              <draw:polygon draw:style-name="gr93" draw:text-style-name="P16" draw:layer="layout" svg:width="0.297cm" svg:height="0.171cm" svg:x="7.311cm" svg:y="21.776cm" svg:viewBox="0 0 298 172" draw:points="298,75 168,0 130,0 0,75 0,97 130,172 168,172 298,97">
                <text:p/>
              </draw:polygon>
              <draw:line draw:style-name="gr94" draw:text-style-name="P17" draw:layer="layout" svg:x1="7.591cm" svg:y1="21.884cm" svg:x2="7.423cm" svg:y2="21.787cm">
                <text:p/>
              </draw:line>
              <draw:line draw:style-name="gr95" draw:text-style-name="P17" draw:layer="layout" svg:x1="7.498cm" svg:y1="21.938cm" svg:x2="7.33cm" svg:y2="21.841cm">
                <text:p/>
              </draw:line>
            </draw:g>
            <draw:g draw:style-name="gr3">
              <draw:polygon draw:style-name="gr96" draw:text-style-name="P16" draw:layer="layout" svg:width="0.297cm" svg:height="0.171cm" svg:x="7.498cm" svg:y="21.669cm" svg:viewBox="0 0 298 172" draw:points="298,75 168,0 130,0 0,75 0,97 130,172 168,172 298,97">
                <text:p/>
              </draw:polygon>
              <draw:line draw:style-name="gr97" draw:text-style-name="P17" draw:layer="layout" svg:x1="7.777cm" svg:y1="21.777cm" svg:x2="7.609cm" svg:y2="21.68cm">
                <text:p/>
              </draw:line>
              <draw:line draw:style-name="gr98" draw:text-style-name="P17" draw:layer="layout" svg:x1="7.684cm" svg:y1="21.83cm" svg:x2="7.516cm" svg:y2="21.733cm">
                <text:p/>
              </draw:line>
            </draw:g>
            <draw:g draw:style-name="gr3">
              <draw:polygon draw:style-name="gr99" draw:text-style-name="P16" draw:layer="layout" svg:width="0.297cm" svg:height="0.171cm" svg:x="7.87cm" svg:y="21.453cm" svg:viewBox="0 0 298 172" draw:points="298,75 168,0 130,0 0,75 0,97 130,172 168,172 298,97">
                <text:p/>
              </draw:polygon>
              <draw:line draw:style-name="gr100" draw:text-style-name="P17" draw:layer="layout" svg:x1="8.15cm" svg:y1="21.561cm" svg:x2="7.982cm" svg:y2="21.464cm">
                <text:p/>
              </draw:line>
              <draw:line draw:style-name="gr101" draw:text-style-name="P17" draw:layer="layout" svg:x1="8.057cm" svg:y1="21.615cm" svg:x2="7.889cm" svg:y2="21.518cm">
                <text:p/>
              </draw:line>
            </draw:g>
            <draw:g draw:style-name="gr3">
              <draw:polygon draw:style-name="gr102" draw:text-style-name="P16" draw:layer="layout" svg:width="0.297cm" svg:height="0.171cm" svg:x="7.125cm" svg:y="21.669cm" svg:viewBox="0 0 298 172" draw:points="298,75 168,0 130,0 0,75 0,97 130,172 168,172 298,97">
                <text:p/>
              </draw:polygon>
              <draw:line draw:style-name="gr103" draw:text-style-name="P17" draw:layer="layout" svg:x1="7.405cm" svg:y1="21.777cm" svg:x2="7.237cm" svg:y2="21.68cm">
                <text:p/>
              </draw:line>
              <draw:line draw:style-name="gr104" draw:text-style-name="P17" draw:layer="layout" svg:x1="7.311cm" svg:y1="21.83cm" svg:x2="7.143cm" svg:y2="21.733cm">
                <text:p/>
              </draw:line>
            </draw:g>
            <draw:g draw:style-name="gr3">
              <draw:polygon draw:style-name="gr105" draw:text-style-name="P16" draw:layer="layout" svg:width="0.297cm" svg:height="0.171cm" svg:x="7.311cm" svg:y="21.561cm" svg:viewBox="0 0 298 172" draw:points="298,75 168,0 130,0 0,75 0,97 130,172 168,172 298,97">
                <text:p/>
              </draw:polygon>
              <draw:line draw:style-name="gr106" draw:text-style-name="P17" draw:layer="layout" svg:x1="7.591cm" svg:y1="21.669cm" svg:x2="7.423cm" svg:y2="21.572cm">
                <text:p/>
              </draw:line>
              <draw:line draw:style-name="gr107" draw:text-style-name="P17" draw:layer="layout" svg:x1="7.498cm" svg:y1="21.723cm" svg:x2="7.33cm" svg:y2="21.626cm">
                <text:p/>
              </draw:line>
            </draw:g>
            <draw:g draw:style-name="gr3">
              <draw:polygon draw:style-name="gr108" draw:text-style-name="P16" draw:layer="layout" svg:width="0.297cm" svg:height="0.171cm" svg:x="7.684cm" svg:y="21.346cm" svg:viewBox="0 0 298 172" draw:points="298,75 168,0 130,0 0,75 0,97 130,172 168,172 298,97">
                <text:p/>
              </draw:polygon>
              <draw:line draw:style-name="gr109" draw:text-style-name="P17" draw:layer="layout" svg:x1="7.964cm" svg:y1="21.454cm" svg:x2="7.796cm" svg:y2="21.357cm">
                <text:p/>
              </draw:line>
              <draw:line draw:style-name="gr110" draw:text-style-name="P17" draw:layer="layout" svg:x1="7.87cm" svg:y1="21.507cm" svg:x2="7.702cm" svg:y2="21.41cm">
                <text:p/>
              </draw:line>
            </draw:g>
            <draw:g draw:style-name="gr3">
              <draw:polygon draw:style-name="gr111" draw:text-style-name="P16" draw:layer="layout" svg:width="0.297cm" svg:height="0.171cm" svg:x="6.939cm" svg:y="21.561cm" svg:viewBox="0 0 298 172" draw:points="298,75 168,0 130,0 0,75 0,97 130,172 168,172 298,97">
                <text:p/>
              </draw:polygon>
              <draw:line draw:style-name="gr112" draw:text-style-name="P17" draw:layer="layout" svg:x1="7.218cm" svg:y1="21.669cm" svg:x2="7.05cm" svg:y2="21.572cm">
                <text:p/>
              </draw:line>
              <draw:line draw:style-name="gr113" draw:text-style-name="P17" draw:layer="layout" svg:x1="7.125cm" svg:y1="21.723cm" svg:x2="6.957cm" svg:y2="21.626cm">
                <text:p/>
              </draw:line>
            </draw:g>
            <draw:g draw:style-name="gr3">
              <draw:polygon draw:style-name="gr114" draw:text-style-name="P16" draw:layer="layout" svg:width="0.297cm" svg:height="0.171cm" svg:x="7.125cm" svg:y="21.453cm" svg:viewBox="0 0 298 172" draw:points="298,75 168,0 130,0 0,75 0,97 130,172 168,172 298,97">
                <text:p/>
              </draw:polygon>
              <draw:line draw:style-name="gr115" draw:text-style-name="P17" draw:layer="layout" svg:x1="7.405cm" svg:y1="21.561cm" svg:x2="7.237cm" svg:y2="21.464cm">
                <text:p/>
              </draw:line>
              <draw:line draw:style-name="gr116" draw:text-style-name="P17" draw:layer="layout" svg:x1="7.311cm" svg:y1="21.615cm" svg:x2="7.143cm" svg:y2="21.518cm">
                <text:p/>
              </draw:line>
            </draw:g>
            <draw:g draw:style-name="gr3">
              <draw:polygon draw:style-name="gr117" draw:text-style-name="P16" draw:layer="layout" svg:width="0.297cm" svg:height="0.171cm" svg:x="7.498cm" svg:y="21.238cm" svg:viewBox="0 0 298 172" draw:points="298,75 168,0 130,0 0,75 0,97 130,172 168,172 298,97">
                <text:p/>
              </draw:polygon>
              <draw:line draw:style-name="gr118" draw:text-style-name="P17" draw:layer="layout" svg:x1="7.777cm" svg:y1="21.346cm" svg:x2="7.609cm" svg:y2="21.249cm">
                <text:p/>
              </draw:line>
              <draw:line draw:style-name="gr119" draw:text-style-name="P17" draw:layer="layout" svg:x1="7.684cm" svg:y1="21.4cm" svg:x2="7.516cm" svg:y2="21.303cm">
                <text:p/>
              </draw:line>
            </draw:g>
            <draw:g draw:style-name="gr3">
              <draw:polygon draw:style-name="gr120" draw:text-style-name="P16" draw:layer="layout" svg:width="0.297cm" svg:height="0.171cm" svg:x="6.752cm" svg:y="21.453cm" svg:viewBox="0 0 298 172" draw:points="298,75 168,0 130,0 0,75 0,97 130,172 168,172 298,97">
                <text:p/>
              </draw:polygon>
              <draw:line draw:style-name="gr121" draw:text-style-name="P17" draw:layer="layout" svg:x1="7.032cm" svg:y1="21.561cm" svg:x2="6.864cm" svg:y2="21.464cm">
                <text:p/>
              </draw:line>
              <draw:line draw:style-name="gr122" draw:text-style-name="P17" draw:layer="layout" svg:x1="6.939cm" svg:y1="21.615cm" svg:x2="6.771cm" svg:y2="21.518cm">
                <text:p/>
              </draw:line>
            </draw:g>
            <draw:g draw:style-name="gr3">
              <draw:polygon draw:style-name="gr123" draw:text-style-name="P16" draw:layer="layout" svg:width="0.297cm" svg:height="0.171cm" svg:x="6.939cm" svg:y="21.346cm" svg:viewBox="0 0 298 172" draw:points="298,75 168,0 130,0 0,75 0,97 130,172 168,172 298,97">
                <text:p/>
              </draw:polygon>
              <draw:line draw:style-name="gr124" draw:text-style-name="P17" draw:layer="layout" svg:x1="7.218cm" svg:y1="21.454cm" svg:x2="7.05cm" svg:y2="21.357cm">
                <text:p/>
              </draw:line>
              <draw:line draw:style-name="gr125" draw:text-style-name="P17" draw:layer="layout" svg:x1="7.125cm" svg:y1="21.507cm" svg:x2="6.957cm" svg:y2="21.41cm">
                <text:p/>
              </draw:line>
            </draw:g>
            <draw:g draw:style-name="gr3">
              <draw:polygon draw:style-name="gr126" draw:text-style-name="P16" draw:layer="layout" svg:width="0.297cm" svg:height="0.171cm" svg:x="7.311cm" svg:y="21.13cm" svg:viewBox="0 0 298 172" draw:points="298,75 168,0 130,0 0,75 0,97 130,172 168,172 298,97">
                <text:p/>
              </draw:polygon>
              <draw:line draw:style-name="gr127" draw:text-style-name="P17" draw:layer="layout" svg:x1="7.591cm" svg:y1="21.238cm" svg:x2="7.423cm" svg:y2="21.141cm">
                <text:p/>
              </draw:line>
              <draw:line draw:style-name="gr128" draw:text-style-name="P17" draw:layer="layout" svg:x1="7.498cm" svg:y1="21.292cm" svg:x2="7.33cm" svg:y2="21.195cm">
                <text:p/>
              </draw:line>
            </draw:g>
            <draw:g draw:style-name="gr3">
              <draw:polygon draw:style-name="gr129" draw:text-style-name="P16" draw:layer="layout" svg:width="0.297cm" svg:height="0.171cm" svg:x="8.055cm" svg:y="21.775cm" svg:viewBox="0 0 298 172" draw:points="298,75 168,0 130,0 0,75 0,97 130,172 168,172 298,97">
                <text:p/>
              </draw:polygon>
              <draw:line draw:style-name="gr130" draw:text-style-name="P17" draw:layer="layout" svg:x1="8.335cm" svg:y1="21.883cm" svg:x2="8.167cm" svg:y2="21.786cm">
                <text:p/>
              </draw:line>
              <draw:line draw:style-name="gr131" draw:text-style-name="P17" draw:layer="layout" svg:x1="8.241cm" svg:y1="21.937cm" svg:x2="8.073cm" svg:y2="21.84cm">
                <text:p/>
              </draw:line>
            </draw:g>
            <draw:g draw:style-name="gr3">
              <draw:polygon draw:style-name="gr132" draw:text-style-name="P16" draw:layer="layout" svg:width="0.297cm" svg:height="0.171cm" svg:x="7.868cm" svg:y="21.668cm" svg:viewBox="0 0 298 172" draw:points="298,75 168,0 130,0 0,75 0,97 130,172 168,172 298,97">
                <text:p/>
              </draw:polygon>
              <draw:line draw:style-name="gr133" draw:text-style-name="P17" draw:layer="layout" svg:x1="8.148cm" svg:y1="21.776cm" svg:x2="7.98cm" svg:y2="21.679cm">
                <text:p/>
              </draw:line>
              <draw:line draw:style-name="gr134" draw:text-style-name="P17" draw:layer="layout" svg:x1="8.055cm" svg:y1="21.829cm" svg:x2="7.887cm" svg:y2="21.732cm">
                <text:p/>
              </draw:line>
            </draw:g>
            <draw:g draw:style-name="gr3">
              <draw:polygon draw:style-name="gr135" draw:text-style-name="P16" draw:layer="layout" svg:width="0.297cm" svg:height="0.171cm" svg:x="7.682cm" svg:y="21.56cm" svg:viewBox="0 0 298 172" draw:points="298,75 168,0 130,0 0,75 0,97 130,172 168,172 298,97">
                <text:p/>
              </draw:polygon>
              <draw:line draw:style-name="gr136" draw:text-style-name="P17" draw:layer="layout" svg:x1="7.962cm" svg:y1="21.668cm" svg:x2="7.794cm" svg:y2="21.571cm">
                <text:p/>
              </draw:line>
              <draw:line draw:style-name="gr137" draw:text-style-name="P17" draw:layer="layout" svg:x1="7.869cm" svg:y1="21.722cm" svg:x2="7.701cm" svg:y2="21.625cm">
                <text:p/>
              </draw:line>
            </draw:g>
            <draw:g draw:style-name="gr3">
              <draw:polygon draw:style-name="gr138" draw:text-style-name="P16" draw:layer="layout" svg:width="0.297cm" svg:height="0.171cm" svg:x="7.496cm" svg:y="21.452cm" svg:viewBox="0 0 298 172" draw:points="298,75 168,0 130,0 0,75 0,97 130,172 168,172 298,97">
                <text:p/>
              </draw:polygon>
              <draw:line draw:style-name="gr139" draw:text-style-name="P17" draw:layer="layout" svg:x1="7.776cm" svg:y1="21.56cm" svg:x2="7.608cm" svg:y2="21.463cm">
                <text:p/>
              </draw:line>
              <draw:line draw:style-name="gr140" draw:text-style-name="P17" draw:layer="layout" svg:x1="7.682cm" svg:y1="21.614cm" svg:x2="7.514cm" svg:y2="21.517cm">
                <text:p/>
              </draw:line>
            </draw:g>
            <draw:g draw:style-name="gr3">
              <draw:polygon draw:style-name="gr141" draw:text-style-name="P16" draw:layer="layout" svg:width="0.297cm" svg:height="0.171cm" svg:x="7.309cm" svg:y="21.345cm" svg:viewBox="0 0 298 172" draw:points="298,75 168,0 130,0 0,75 0,97 130,172 168,172 298,97">
                <text:p/>
              </draw:polygon>
              <draw:line draw:style-name="gr142" draw:text-style-name="P17" draw:layer="layout" svg:x1="7.589cm" svg:y1="21.452cm" svg:x2="7.421cm" svg:y2="21.355cm">
                <text:p/>
              </draw:line>
              <draw:line draw:style-name="gr143" draw:text-style-name="P17" draw:layer="layout" svg:x1="7.496cm" svg:y1="21.506cm" svg:x2="7.328cm" svg:y2="21.409cm">
                <text:p/>
              </draw:line>
            </draw:g>
            <draw:g draw:style-name="gr3">
              <draw:polygon draw:style-name="gr144" draw:text-style-name="P16" draw:layer="layout" svg:width="0.297cm" svg:height="0.171cm" svg:x="7.126cm" svg:y="21.237cm" svg:viewBox="0 0 298 172" draw:points="298,75 168,0 130,0 0,75 0,97 130,172 168,172 298,97">
                <text:p/>
              </draw:polygon>
              <draw:line draw:style-name="gr145" draw:text-style-name="P17" draw:layer="layout" svg:x1="7.406cm" svg:y1="21.345cm" svg:x2="7.238cm" svg:y2="21.248cm">
                <text:p/>
              </draw:line>
              <draw:line draw:style-name="gr146" draw:text-style-name="P17" draw:layer="layout" svg:x1="7.313cm" svg:y1="21.399cm" svg:x2="7.145cm" svg:y2="21.302cm">
                <text:p/>
              </draw:line>
            </draw:g>
          </draw:g>
        </draw:g>
        <draw:frame draw:style-name="gr48" draw:text-style-name="P14" draw:layer="layout" svg:width="2.831cm" svg:height="0.962cm" svg:x="9.572cm" svg:y="21.32cm">
          <draw:text-box>
            <text:p>Sensors</text:p>
          </draw:text-box>
        </draw:frame>
        <draw:connector draw:style-name="gr147" draw:text-style-name="P18" draw:layer="layout" draw:type="lines" svg:x1="3.571cm" svg:y1="19.277cm" svg:x2="3.379cm" svg:y2="20.816cm" draw:start-shape="id2" draw:start-glue-point="2" draw:end-shape="id5" draw:end-glue-point="0" svg:d="M3571 19277v521l-192 498v520" svg:viewBox="0 0 193 1540">
          <text:p/>
        </draw:connector>
        <draw:connector draw:style-name="gr147" draw:text-style-name="P18" draw:layer="layout" draw:type="lines" svg:x1="5.258cm" svg:y1="20.684cm" svg:x2="5.472cm" svg:y2="21.76cm" draw:start-shape="id3" draw:start-glue-point="2" draw:end-shape="id6" svg:d="M5258 20684v520l214 36v520" svg:viewBox="0 0 215 1077">
          <text:p/>
        </draw:connector>
        <draw:connector draw:style-name="gr147" draw:text-style-name="P18" draw:layer="layout" draw:type="lines" svg:x1="7.226cm" svg:y1="19.277cm" svg:x2="7.667cm" svg:y2="21.109cm" draw:start-shape="id4" draw:start-glue-point="2" draw:end-shape="id7" draw:end-glue-point="0" svg:d="M7226 19277v521l441 790v521" svg:viewBox="0 0 442 183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ight_20_Grey_20_Linear_20_L" draw:display-name="Light Grey Linear L" draw:style="linear" draw:start-color="#b3b3b3" draw:end-color="#e5e5e5" draw:start-intensity="100%" draw:end-intensity="100%" draw:angle="18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Linear_20_T" draw:display-name="Light Grey Linear T" draw:style="linear" draw:start-color="#b3b3b3" draw:end-color="#e5e5e5" draw:start-intensity="100%" draw:end-intensity="100%" draw:angle="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>
      <loext:gradient-stop svg:offset="0" loext:color-type="rgb" loext:color-value="#b3b3b3"/>
      <loext:gradient-stop svg:offset="1" loext:color-type="rgb" loext:color-value="#e5e5e5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13:47:17.101917333</meta:creation-date>
    <dc:date>2026-03-01T14:21:31.840504395</dc:date>
    <meta:editing-duration>PT13M18S</meta:editing-duration>
    <meta:editing-cycles>3</meta:editing-cycles>
    <meta:generator>LibreOffice/26.2.1.2$Linux_X86_64 LibreOffice_project/620$Build-2</meta:generator>
    <meta:print-date>2026-03-01T14:22:14.672227541</meta:print-date>
    <meta:printed-by>PDF files</meta:printed-by>
    <meta:document-statistic meta:object-count="191"/>
  </office:meta>
</office:document-meta>
</file>